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1.00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.4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row table:style-name="ro1">
          <table:table-cell office:value-type="string">
            <text:p>motion list: </text:p>
          </table:table-cell>
          <table:table-cell table:number-columns-repeated="19"/>
        </table:table-row>
        <table:table-row table:style-name="ro1">
          <table:table-cell office:value-type="string">
            <text:p>[8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]</text:p>
          </table:table-cell>
        </table:table-row>
        <table:table-row table:style-name="ro1">
          <table:table-cell office:value-type="string">
            <text:p>[16</text:p>
          </table:table-cell>
          <table:table-cell table:number-columns-repeated="2" office:value-type="float" office:value="16">
            <text:p>16</text:p>
          </table:table-cell>
          <table:table-cell table:number-columns-repeated="3"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table:number-columns-repeated="3"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<text:s/>16]</text:p>
            <draw:frame table:end-cell-address="Sheet1.Y27" table:end-x="2.21cm" table:end-y="0.289cm" draw:z-index="0" draw:style-name="gr1" svg:width="12.556cm" svg:height="10.986cm" svg:x="0.101cm" svg:y="0.1cm">
              <draw:object draw:notify-on-update-of-ranges="Sheet1.B3:Sheet1.S3 Sheet1.B28:Sheet1.S2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18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]</text:p>
          </table:table-cell>
        </table:table-row>
        <table:table-row table:style-name="ro1">
          <table:table-cell office:value-type="string">
            <text:p>[163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89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]</text:p>
          </table:table-cell>
        </table:table-row>
        <table:table-row table:style-name="ro1">
          <table:table-cell office:value-type="string">
            <text:p>[86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]</text:p>
          </table:table-cell>
        </table:table-row>
        <table:table-row table:style-name="ro1">
          <table:table-cell office:value-type="string">
            <text:p>[73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]</text:p>
          </table:table-cell>
        </table:table-row>
        <table:table-row table:style-name="ro1">
          <table:table-cell office:value-type="string">
            <text:p>[111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91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]</text:p>
          </table:table-cell>
        </table:table-row>
        <table:table-row table:style-name="ro1">
          <table:table-cell office:value-type="string">
            <text:p>[94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]</text:p>
          </table:table-cell>
        </table:table-row>
        <table:table-row table:style-name="ro1">
          <table:table-cell office:value-type="string">
            <text:p>[107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]</text:p>
          </table:table-cell>
        </table:table-row>
        <table:table-row table:style-name="ro1">
          <table:table-cell office:value-type="string">
            <text:p>[69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modified data: </text:p>
          </table:table-cell>
          <table:table-cell table:number-columns-repeated="19"/>
        </table:table-row>
        <table:table-row table:style-name="ro1">
          <table:table-cell office:value-type="string">
            <text:p>[8.0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.0]</text:p>
          </table:table-cell>
        </table:table-row>
        <table:table-row table:style-name="ro1">
          <table:table-cell office:value-type="string">
            <text:p>[15.5</text:p>
          </table:table-cell>
          <table:table-cell office:value-type="float" office:value="16">
            <text:p>16</text:p>
          </table:table-cell>
          <table:table-cell office:value-type="float" office:value="8.5">
            <text:p>8.5</text:p>
          </table:table-cell>
          <table:table-cell table:number-columns-repeated="2" office:value-type="float" office:value="5">
            <text:p>5</text:p>
          </table:table-cell>
          <table:table-cell office:value-type="float" office:value="3.625">
            <text:p>3.63</text:p>
          </table:table-cell>
          <table:table-cell office:value-type="float" office:value="63.625">
            <text:p>63.63</text:p>
          </table:table-cell>
          <table:table-cell office:value-type="float" office:value="4.65625">
            <text:p>4.66</text:p>
          </table:table-cell>
          <table:table-cell office:value-type="float" office:value="74.03125">
            <text:p>74.03</text:p>
          </table:table-cell>
          <table:table-cell office:value-type="float" office:value="4.65625">
            <text:p>4.66</text:p>
          </table:table-cell>
          <table:table-cell office:value-type="float" office:value="68.0625">
            <text:p>68.06</text:p>
          </table:table-cell>
          <table:table-cell office:value-type="float" office:value="4.65625">
            <text:p>4.66</text:p>
          </table:table-cell>
          <table:table-cell office:value-type="float" office:value="74.03125">
            <text:p>74.03</text:p>
          </table:table-cell>
          <table:table-cell office:value-type="float" office:value="4.65625">
            <text:p>4.66</text:p>
          </table:table-cell>
          <table:table-cell office:value-type="float" office:value="63.625">
            <text:p>63.63</text:p>
          </table:table-cell>
          <table:table-cell office:value-type="float" office:value="3.625">
            <text:p>3.63</text:p>
          </table:table-cell>
          <table:table-cell table:number-columns-repeated="2" office:value-type="float" office:value="5">
            <text:p>5</text:p>
          </table:table-cell>
          <table:table-cell office:value-type="float" office:value="8.5">
            <text:p>8.5</text:p>
          </table:table-cell>
          <table:table-cell office:value-type="string">
            <text:p><text:s/>16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180.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.0]</text:p>
          </table:table-cell>
        </table:table-row>
        <table:table-row table:style-name="ro1">
          <table:table-cell office:value-type="string">
            <text:p>[163.0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89.0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.0]</text:p>
          </table:table-cell>
        </table:table-row>
        <table:table-row table:style-name="ro1">
          <table:table-cell office:value-type="string">
            <text:p>[86.0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.0]</text:p>
          </table:table-cell>
        </table:table-row>
        <table:table-row table:style-name="ro1">
          <table:table-cell office:value-type="string">
            <text:p>[73.0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.0]</text:p>
          </table:table-cell>
        </table:table-row>
        <table:table-row table:style-name="ro1">
          <table:table-cell office:value-type="string">
            <text:p>[111.0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91.0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.0]</text:p>
          </table:table-cell>
        </table:table-row>
        <table:table-row table:style-name="ro1">
          <table:table-cell office:value-type="string">
            <text:p>[94.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.0]</text:p>
          </table:table-cell>
        </table:table-row>
        <table:table-row table:style-name="ro1">
          <table:table-cell office:value-type="string">
            <text:p>[107.0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.0]</text:p>
          </table:table-cell>
        </table:table-row>
        <table:table-row table:style-name="ro1">
          <table:table-cell office:value-type="string">
            <text:p>[69.0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5">25/01/2009</text:date>, <text:time>15:4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Mathias</dc:creator>
    <dc:date>2009-01-25T15:42:55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9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557cm" svg:height="10.987cm" chart:class="chart:line" chart:style-name="ch1">
        <chart:legend chart:legend-position="end" svg:x="11.498cm" svg:y="5.024cm" chart:style-name="ch2"/>
        <chart:plot-area chart:style-name="ch3" table:cell-range-address="Sheet1.B3:Sheet1.S3 Sheet1.B28:Sheet1.S28" svg:x="0.301cm" svg:y="0.219cm" svg:width="10.946cm" svg:height="10.311cm">
          <chart:axis chart:dimension="x" chart:name="primary-x" chart:style-name="ch4">
            <chart:title svg:x="5.491cm" svg:y="10.178cm" chart:style-name="ch5">
              <text:p>Frames</text:p>
            </chart:title>
          </chart:axis>
          <chart:axis chart:dimension="y" chart:name="primary-y" chart:style-name="ch4">
            <chart:title svg:x="0.252cm" svg:y="5.592cm" chart:style-name="ch6">
              <text:p>Angles</text:p>
            </chart:title>
            <chart:grid chart:style-name="ch7" chart:class="major"/>
          </chart:axis>
          <chart:series chart:style-name="ch8" chart:values-cell-range-address="Sheet1.B3:Sheet1.S3" chart:class="chart:line">
            <chart:data-point chart:repeated="18"/>
          </chart:series>
          <chart:series chart:style-name="ch9" chart:values-cell-range-address="Sheet1.B28:Sheet1.S28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625">
                <text:p>3.625</text:p>
              </table:table-cell>
              <table:table-cell office:value-type="float" office:value="63.625">
                <text:p>63.625</text:p>
              </table:table-cell>
              <table:table-cell office:value-type="float" office:value="4.65625">
                <text:p>4.65625</text:p>
              </table:table-cell>
              <table:table-cell office:value-type="float" office:value="74.03125">
                <text:p>74.03125</text:p>
              </table:table-cell>
              <table:table-cell office:value-type="float" office:value="4.65625">
                <text:p>4.65625</text:p>
              </table:table-cell>
              <table:table-cell office:value-type="float" office:value="68.0625">
                <text:p>68.0625</text:p>
              </table:table-cell>
              <table:table-cell office:value-type="float" office:value="4.65625">
                <text:p>4.65625</text:p>
              </table:table-cell>
              <table:table-cell office:value-type="float" office:value="74.03125">
                <text:p>74.03125</text:p>
              </table:table-cell>
              <table:table-cell office:value-type="float" office:value="4.65625">
                <text:p>4.65625</text:p>
              </table:table-cell>
              <table:table-cell office:value-type="float" office:value="63.625">
                <text:p>63.625</text:p>
              </table:table-cell>
              <table:table-cell office:value-type="float" office:value="3.625">
                <text:p>3.62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